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.3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36.95pt"/>
    </style:style>
    <style:style style:name="co5" style:family="table-column">
      <style:table-column-properties fo:break-before="auto" style:column-width="11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test case 1</text:p>
          </table:table-cell>
          <table:table-cell office:value-type="string" calcext:value-type="string">
            <text:p>test case 2</text:p>
          </table:table-cell>
          <table:table-cell office:value-type="string" calcext:value-type="string">
            <text:p>test case 3</text:p>
          </table:table-cell>
          <table:table-cell office:value-type="string" calcext:value-type="string">
            <text:p>test case 4</text:p>
          </table:table-cell>
          <table:table-cell office:value-type="string" calcext:value-type="string">
            <text:p>test case 5</text:p>
          </table:table-cell>
          <table:table-cell/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3:.F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5:.F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7:.F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8:.F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-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0:.F1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1:.F1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-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3:.F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-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4:.F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15:.F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-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6:.F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7:.F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18:.F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-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9:.F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20:.F2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5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21:.F2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6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22:.F2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7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3:.F2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7-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4:.F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5:.F2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-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6:.F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7:.F2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8:.F2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9:.F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-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30:.F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-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1:.F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-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2:.F3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-2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33:.F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34:.F34]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st case 1 User(aleksandar, test!288, <text:a xlink:href="mailto:aleksandar_lazo@hotmail.com" xlink:type="simple">aleksandar_lazo@hotmail.com</text:a>), Users(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case 2 User(aleksandar, test!288, null), Users(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case 3 User(null, test1288, aleksandar_lazo@hotmail.com), Users((user1, password!1, <text:a xlink:href="mailto:email@tld.com" xlink:type="simple">email@tld.com</text:a>)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case 4 User(aleksandar1, aleksandar1, email.com), Users((aleksandar, test!288, <text:a xlink:href="mailto:aleksandar_lazo@hotmail.com" xlink:type="simple">aleksandar_lazo@hotmail.com</text:a>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case 5 User(aleksandar, pass word, <text:a xlink:href="mailto:aleksandar_lazo@hotmail.com" xlink:type="simple">aleksandar_lazo@hotmail.com</text:a>), Users((aleksandar, passwo!23, <text:a xlink:href="mailto:aleksandar_lazo@hotmail.com" xlink:type="simple">aleksandar_lazo@hotmail.com</text:a>))</text:p>
          </table:table-cell>
          <table:table-cell table:number-columns-repeated="7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f (user==null || user.getPassword() == null || user.getEmail() == null)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mbination</text:p>
          </table:table-cell>
          <table:table-cell office:value-type="string" calcext:value-type="string">
            <text:p>Possible Test Case</text:p>
          </table:table-cell>
          <table:table-cell office:value-type="string" calcext:value-type="string">
            <text:p>Bra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X</text:p>
          </table:table-cell>
          <table:table-cell office:value-type="string" calcext:value-type="string">
            <text:p>User = null</text:p>
          </table:table-cell>
          <table:table-cell office:value-type="string" calcext:value-type="string">
            <text:p>1 –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X</text:p>
          </table:table-cell>
          <table:table-cell office:value-type="string" calcext:value-type="string">
            <text:p>User(“username”, null, “<text:a xlink:href="mailto:email@tld.com" xlink:type="simple">email@tld.com</text:a>”)</text:p>
          </table:table-cell>
          <table:table-cell office:value-type="string" calcext:value-type="string">
            <text:p>1 – 2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User(“username”, “password!2”, null)</text:p>
          </table:table-cell>
          <table:table-cell office:value-type="string" calcext:value-type="string">
            <text:p>1 –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User(“username”, “password!2”, “<text:a xlink:href="mailto:email@tld.com" xlink:type="simple">email@tld.com</text:a>”)</text:p>
          </table:table-cell>
          <table:table-cell office:value-type="string" calcext:value-type="string">
            <text:p>1 – 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6T12:31:06.986193018</meta:creation-date>
    <dc:date>2023-05-26T14:44:30.717762354</dc:date>
    <meta:editing-duration>PT8M48S</meta:editing-duration>
    <meta:editing-cycles>3</meta:editing-cycles>
    <meta:generator>LibreOffice/6.0.7.3$Linux_X86_64 LibreOffice_project/00m0$Build-3</meta:generator>
    <meta:document-statistic meta:table-count="2" meta:cell-count="258" meta:object-count="0"/>
  </office:meta>
</office:document-meta>
</file>